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use-window-font-color="true" loext:opacity="0%" officeooo:rsid="0004d3cf" officeooo:paragraph-rsid="0004d3cf"/>
    </style:style>
    <style:style style:name="P2" style:family="paragraph" style:parent-style-name="Text_20_body">
      <style:text-properties style:use-window-font-color="true" loext:opacity="0%" officeooo:rsid="0004f5c7" officeooo:paragraph-rsid="0004f5c7"/>
    </style:style>
    <style:style style:name="P3" style:family="paragraph" style:parent-style-name="Text_20_body">
      <style:text-properties style:use-window-font-color="true" loext:opacity="0%" officeooo:rsid="0006fce2" officeooo:paragraph-rsid="0006fce2"/>
    </style:style>
    <style:style style:name="P4" style:family="paragraph" style:parent-style-name="Text_20_body">
      <style:text-properties style:use-window-font-color="true" loext:opacity="0%" officeooo:rsid="00080d50" officeooo:paragraph-rsid="00080d50"/>
    </style:style>
    <style:style style:name="P5" style:family="paragraph" style:parent-style-name="Text_20_body">
      <style:text-properties style:use-window-font-color="true" loext:opacity="0%" officeooo:rsid="00098f0b" officeooo:paragraph-rsid="00098f0b"/>
    </style:style>
    <style:style style:name="P6" style:family="paragraph" style:parent-style-name="Heading_20_1">
      <style:text-properties style:use-window-font-color="true" loext:opacity="0%" officeooo:rsid="0006fce2" officeooo:paragraph-rsid="0006fce2"/>
    </style:style>
    <style:style style:name="P7" style:family="paragraph" style:parent-style-name="Heading_20_1">
      <style:text-properties style:use-window-font-color="true" loext:opacity="0%" officeooo:rsid="00080d50" officeooo:paragraph-rsid="00080d50"/>
    </style:style>
    <style:style style:name="P8" style:family="paragraph" style:parent-style-name="Heading_20_1">
      <style:text-properties style:use-window-font-color="true" loext:opacity="0%" officeooo:rsid="00098f0b" officeooo:paragraph-rsid="00098f0b"/>
    </style:style>
    <style:style style:name="P9" style:family="paragraph" style:parent-style-name="Text_20_body">
      <style:text-properties style:use-window-font-color="true" loext:opacity="0%" officeooo:rsid="0006fce2" officeooo:paragraph-rsid="000c1f9a"/>
    </style:style>
    <style:style style:name="T1" style:family="text">
      <style:text-properties officeooo:rsid="0005345a"/>
    </style:style>
    <style:style style:name="T2" style:family="text">
      <style:text-properties officeooo:rsid="00062663"/>
    </style:style>
    <style:style style:name="T3" style:family="text">
      <style:text-properties officeooo:rsid="0006fce2"/>
    </style:style>
    <style:style style:name="T4" style:family="text">
      <style:text-properties officeooo:rsid="000c5387"/>
    </style:style>
    <style:style style:name="T5" style:family="text">
      <style:text-properties officeooo:rsid="000ccb4d"/>
    </style:style>
    <style:style style:name="T6" style:family="text">
      <style:text-properties fo:font-style="italic" officeooo:rsid="000ccb4d" style:font-style-asian="italic" style:font-style-complex="italic"/>
    </style:style>
    <style:style style:name="T7" style:family="text">
      <style:text-properties fo:font-style="normal" officeooo:rsid="000ccb4d" style:font-style-asian="normal" style:font-style-complex="normal"/>
    </style:style>
    <style:style style:name="T8" style:family="text">
      <style:text-properties fo:font-style="normal" officeooo:rsid="00379872" style:font-style-asian="normal" style:font-style-complex="normal"/>
    </style:style>
    <style:style style:name="T9" style:family="text">
      <style:text-properties fo:font-style="normal" officeooo:rsid="00392740" style:font-style-asian="normal" style:font-style-complex="normal"/>
    </style:style>
    <style:style style:name="T10" style:family="text">
      <style:text-properties fo:font-style="normal" officeooo:rsid="003aaaac" style:font-style-asian="normal" style:font-style-complex="normal"/>
    </style:style>
    <style:style style:name="T11" style:family="text">
      <style:text-properties fo:font-style="normal" officeooo:rsid="003b1c21" style:font-style-asian="normal" style:font-style-complex="normal"/>
    </style:style>
    <style:style style:name="T12" style:family="text">
      <style:text-properties fo:font-style="normal" officeooo:rsid="003d6473" style:font-style-asian="normal" style:font-style-complex="normal"/>
    </style:style>
    <style:style style:name="T13" style:family="text">
      <style:text-properties fo:font-style="normal" officeooo:rsid="003f916a" style:font-style-asian="normal" style:font-style-complex="normal"/>
    </style:style>
    <style:style style:name="T14" style:family="text">
      <style:text-properties officeooo:rsid="00296ce3"/>
    </style:style>
    <style:style style:name="T15" style:family="text">
      <style:text-properties officeooo:rsid="002c4c7c"/>
    </style:style>
    <style:style style:name="T16" style:family="text">
      <style:text-properties officeooo:rsid="003669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eetwright How-To Guide</text:p>
      <text:p text:style-name="P2">This document aims to provide an easy-to-understand explanation of <text:span text:style-name="T1">how to work with Fleetwright’s different game components. </text:span><text:span text:style-name="T2">Each section will provide </text:span><text:span text:style-name="T14">a</text:span><text:span text:style-name="T2"> </text:span><text:span text:style-name="T16">set of instructions </text:span><text:span text:style-name="T2">walking a first-time player through the relevant process</text:span><text:span text:style-name="T3">es</text:span><text:span text:style-name="T2">.</text:span></text:p>
      <text:h text:style-name="P6" text:outline-level="1">Designing Ships</text:h>
      <text:p text:style-name="P9"><text:tab/><text:span text:style-name="T4">The absolute first step of designing a ship is deciding what sort of job it’s supposed to be doing; trying to design a ship capable of doing every single </text:span><text:span text:style-name="T5">job at once will result in a ship that can’t do </text:span><text:span text:style-name="T6">anything</text:span><text:span text:style-name="T7"> particularly well.</text:span><text:span text:style-name="T8"> Combat ships shouldn’t over-invest into utility capabilities, </text:span><text:span text:style-name="T9">and utility ships shouldn’t load themselves down with too much weaponry.</text:span></text:p>
      <text:p text:style-name="P9"><text:span text:style-name="T9"><text:tab/></text:span><text:span text:style-name="T10">Once you’ve decided </text:span><text:span text:style-name="T11">on a role for the ship, start tracking the ship’s total Volume, Mass, Integrity, Cost, and Crew requirements. </text:span><text:span text:style-name="T12">Every single component added to a ship </text:span><text:span text:style-name="T13">affects these totals; the more Volume a ship has, the longer its build time, etc.</text:span></text:p>
      <text:h text:style-name="P6" text:outline-level="1">Creating Factions</text:h>
      <text:p text:style-name="P3"><text:tab/></text:p>
      <text:h text:style-name="P6" text:outline-level="1">Tactical Space Combat</text:h>
      <text:p text:style-name="P3"/>
      <text:h text:style-name="P7" text:outline-level="1">Quickplay Strategic Turn Order</text:h>
      <text:p text:style-name="P4"/>
      <text:h text:style-name="P8" text:outline-level="1">Full Play Strategic Turn Order</text:h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17T15:09:11.262000000</dc:date>
    <meta:editing-duration>PT14H44M9S</meta:editing-duration>
    <meta:editing-cycles>66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10" meta:word-count="156" meta:character-count="986" meta:non-whitespace-character-count="836"/>
  </office:meta>
</office:document-meta>
</file>